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69000000D91B0BD4B8.eps" manifest:media-type=""/>
  <manifest:file-entry manifest:full-path="Pictures/2000000200000169000000D9F861451C.eps" manifest:media-type=""/>
  <manifest:file-entry manifest:full-path="Pictures/2000000200000169000000D91DB7E754.eps" manifest:media-type=""/>
  <manifest:file-entry manifest:full-path="Pictures/2000000200000169000000D91829DAEF.eps" manifest:media-type=""/>
  <manifest:file-entry manifest:full-path="Pictures/2000000200000169000000D934294F83.eps" manifest:media-type=""/>
  <manifest:file-entry manifest:full-path="Pictures/2000000200000169000000D98F92E338.eps" manifest:media-type=""/>
  <manifest:file-entry manifest:full-path="Pictures/2000000200000169000000D9D0C68AC0.eps" manifest:media-type=""/>
  <manifest:file-entry manifest:full-path="Pictures/2000000200000169000000D9F7BAC6D6.eps" manifest:media-type=""/>
  <manifest:file-entry manifest:full-path="Pictures/2000000200000169000000D99C7F54BA.eps" manifest:media-type=""/>
  <manifest:file-entry manifest:full-path="Pictures/2000000200000169000000D92AED88B9.eps" manifest:media-type=""/>
  <manifest:file-entry manifest:full-path="Pictures/2000000200000169000000D9D3FDC246.eps" manifest:media-type=""/>
  <manifest:file-entry manifest:full-path="Pictures/2000000200000169000000D98291995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922cm" svg:height="0.962cm" svg:x="2.794cm" svg:y="11.992cm">
          <draw:text-box>
            <text:p><text:span text:style-name="T1">Mean Execution Time Per Subdag</text:span></text:p>
          </draw:text-box>
        </draw:frame>
        <draw:frame draw:style-name="gr2" draw:text-style-name="P1" draw:layer="layout" svg:width="11.43cm" svg:height="0.962cm" svg:x="17.272cm" svg:y="2.34cm">
          <draw:text-box>
            <text:p><text:span text:style-name="T1">U= Σ |T_subdag - Tmean|</text:span></text:p>
          </draw:text-box>
        </draw:frame>
        <draw:frame draw:style-name="gr2" draw:text-style-name="P1" draw:layer="layout" svg:width="7.112cm" svg:height="0.962cm" svg:x="5.842cm" svg:y="1.992cm">
          <draw:text-box>
            <text:p><text:span text:style-name="T1">Skyline - superdag</text:span></text:p>
          </draw:text-box>
        </draw:frame>
        <draw:frame draw:style-name="gr2" draw:text-style-name="P1" draw:layer="layout" svg:width="10.414cm" svg:height="0.962cm" svg:x="16.51cm" svg:y="11.958cm">
          <draw:text-box>
            <text:p><text:span text:style-name="T1">Max Execution Time Per Subdag</text:span></text:p>
          </draw:text-box>
        </draw:frame>
        <draw:frame draw:style-name="gr3" draw:text-style-name="P2" draw:layer="layout" svg:width="12.734cm" svg:height="7.654cm" svg:x="1.13cm" svg:y="3.048cm">
          <draw:image xlink:href="Pictures/2000000200000169000000D98291995B.eps" xlink:type="simple" xlink:show="embed" xlink:actuate="onLoad">
            <text:p/>
          </draw:image>
        </draw:frame>
        <draw:frame draw:style-name="gr3" draw:text-style-name="P2" draw:layer="layout" svg:width="12.734cm" svg:height="7.654cm" svg:x="14.19cm" svg:y="3.302cm">
          <draw:image xlink:href="Pictures/2000000200000169000000D9D3FDC246.eps" xlink:type="simple" xlink:show="embed" xlink:actuate="onLoad">
            <text:p/>
          </draw:image>
        </draw:frame>
        <draw:frame draw:style-name="gr3" draw:text-style-name="P2" draw:layer="layout" svg:width="12.734cm" svg:height="7.654cm" svg:x="1.27cm" svg:y="12.881cm">
          <draw:image xlink:href="Pictures/2000000200000169000000D92AED88B9.eps" xlink:type="simple" xlink:show="embed" xlink:actuate="onLoad">
            <text:p/>
          </draw:image>
        </draw:frame>
        <draw:frame draw:style-name="gr3" draw:text-style-name="P2" draw:layer="layout" svg:width="12.734cm" svg:height="7.654cm" svg:x="14.576cm" svg:y="12.92cm">
          <draw:image xlink:href="Pictures/2000000200000169000000D99C7F54BA.eps" xlink:type="simple" xlink:show="embed" xlink:actuate="onLoad">
            <text:p/>
          </draw:image>
        </draw:frame>
        <draw:frame draw:style-name="gr2" draw:text-style-name="P1" draw:layer="layout" svg:width="7.112cm" svg:height="0.962cm" svg:x="1.27cm" svg:y="0.508cm">
          <draw:text-box>
            <text:p><text:span text:style-name="T1">Ligo 50/100 mix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12.734cm" svg:height="7.654cm" svg:x="1.49cm" svg:y="3.048cm">
          <draw:image xlink:href="Pictures/2000000200000169000000D9D0C68AC0.eps" xlink:type="simple" xlink:show="embed" xlink:actuate="onLoad">
            <text:p/>
          </draw:image>
        </draw:frame>
        <draw:frame draw:style-name="gr3" draw:text-style-name="P2" draw:layer="layout" svg:width="12.734cm" svg:height="7.654cm" svg:x="14.555cm" svg:y="3.048cm">
          <draw:image xlink:href="Pictures/2000000200000169000000D98F92E338.eps" xlink:type="simple" xlink:show="embed" xlink:actuate="onLoad">
            <text:p/>
          </draw:image>
        </draw:frame>
        <draw:frame draw:style-name="gr2" draw:layer="layout" svg:width="11.43cm" svg:height="0.962cm" svg:x="17.272cm" svg:y="2.34cm">
          <draw:text-box>
            <text:p>U= Σ |T_subdag - Tmean|</text:p>
          </draw:text-box>
        </draw:frame>
        <draw:frame draw:style-name="gr2" draw:layer="layout" svg:width="7.112cm" svg:height="0.962cm" svg:x="5.842cm" svg:y="2.286cm">
          <draw:text-box>
            <text:p>Skyline - superdag</text:p>
          </draw:text-box>
        </draw:frame>
        <draw:frame draw:style-name="gr2" draw:layer="layout" svg:width="7.112cm" svg:height="0.962cm" svg:x="1.27cm" svg:y="0.508cm">
          <draw:text-box>
            <text:p>Montage50/LIGO100</text:p>
          </draw:text-box>
        </draw:frame>
        <draw:frame draw:style-name="gr1" draw:layer="layout" svg:width="12.192cm" svg:height="0.962cm" svg:x="2.794cm" svg:y="11.992cm">
          <draw:text-box>
            <text:p>Mean Time Per Subdag (Normalized)</text:p>
          </draw:text-box>
        </draw:frame>
        <draw:frame draw:style-name="gr2" draw:layer="layout" svg:width="11.744cm" svg:height="0.962cm" svg:x="16.256cm" svg:y="12.246cm">
          <draw:text-box>
            <text:p>Max Time Per Subdag (Normalized)</text:p>
          </draw:text-box>
        </draw:frame>
        <draw:frame draw:style-name="gr3" draw:text-style-name="P2" draw:layer="layout" svg:width="12.734cm" svg:height="7.654cm" svg:x="14.937cm" svg:y="13.012cm">
          <draw:image xlink:href="Pictures/2000000200000169000000D9F7BAC6D6.eps" xlink:type="simple" xlink:show="embed" xlink:actuate="onLoad">
            <text:p/>
          </draw:image>
        </draw:frame>
        <draw:frame draw:style-name="gr3" draw:text-style-name="P2" draw:layer="layout" svg:width="12.734cm" svg:height="7.654cm" svg:x="1.49cm" svg:y="12.92cm">
          <draw:image xlink:href="Pictures/2000000200000169000000D91DB7E754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layer="layout" svg:width="12.192cm" svg:height="0.962cm" svg:x="2.794cm" svg:y="11.992cm">
          <draw:text-box>
            <text:p>Mean Time Per Subdag (Normalized)</text:p>
          </draw:text-box>
        </draw:frame>
        <draw:frame draw:style-name="gr2" draw:layer="layout" svg:width="11.43cm" svg:height="0.962cm" svg:x="17.272cm" svg:y="2.34cm">
          <draw:text-box>
            <text:p>U= Σ |T_subdag - Tmean|</text:p>
          </draw:text-box>
        </draw:frame>
        <draw:frame draw:style-name="gr2" draw:layer="layout" svg:width="7.112cm" svg:height="0.962cm" svg:x="5.842cm" svg:y="2.286cm">
          <draw:text-box>
            <text:p>Skyline - superdag</text:p>
          </draw:text-box>
        </draw:frame>
        <draw:frame draw:style-name="gr2" draw:layer="layout" svg:width="11.744cm" svg:height="0.962cm" svg:x="16.256cm" svg:y="12.246cm">
          <draw:text-box>
            <text:p>Max Time Per Subdag (Normalized)</text:p>
          </draw:text-box>
        </draw:frame>
        <draw:frame draw:style-name="gr2" draw:layer="layout" svg:width="7.112cm" svg:height="0.962cm" svg:x="1.27cm" svg:y="0.508cm">
          <draw:text-box>
            <text:p>Montage100/LIGO50</text:p>
          </draw:text-box>
        </draw:frame>
        <draw:frame draw:style-name="gr3" draw:text-style-name="P2" draw:layer="layout" svg:width="12.734cm" svg:height="7.654cm" svg:x="0.762cm" svg:y="3.228cm">
          <draw:image xlink:href="Pictures/2000000200000169000000D934294F83.eps" xlink:type="simple" xlink:show="embed" xlink:actuate="onLoad">
            <text:p/>
          </draw:image>
        </draw:frame>
        <draw:frame draw:style-name="gr3" draw:text-style-name="P2" draw:layer="layout" svg:width="12.734cm" svg:height="7.654cm" svg:x="14.444cm" svg:y="3.102cm">
          <draw:image xlink:href="Pictures/2000000200000169000000D9F861451C.eps" xlink:type="simple" xlink:show="embed" xlink:actuate="onLoad">
            <text:p/>
          </draw:image>
        </draw:frame>
        <draw:frame draw:style-name="gr3" draw:text-style-name="P2" draw:layer="layout" svg:width="12.734cm" svg:height="7.654cm" svg:x="14.952cm" svg:y="13.208cm">
          <draw:image xlink:href="Pictures/2000000200000169000000D91829DAEF.eps" xlink:type="simple" xlink:show="embed" xlink:actuate="onLoad">
            <text:p/>
          </draw:image>
        </draw:frame>
        <draw:frame draw:style-name="gr3" draw:text-style-name="P2" draw:layer="layout" svg:width="12.734cm" svg:height="7.654cm" svg:x="0.508cm" svg:y="12.92cm">
          <draw:image xlink:href="Pictures/2000000200000169000000D91B0BD4B8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21:46:00.847245126</meta:creation-date>
    <dc:date>2017-07-29T14:29:03.456566806</dc:date>
    <meta:editing-duration>PT53M10S</meta:editing-duration>
    <meta:editing-cycles>9</meta:editing-cycles>
    <meta:generator>LibreOffice/4.2.8.2$Linux_X86_64 LibreOffice_project/420m0$Build-2</meta:generator>
    <meta:document-statistic meta:object-count="54"/>
  </office:meta>
</office:document-meta>
</file>